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RenderPagesModel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nderPagesModel.savePage( PageViewport 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edRenderPagesModel.CachedRenderPagesModel( FOUserAgent userAgent , String outputFormat , FontInfo fontInfo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RenderPagesModel.checkPreparedPages( PageViewport newpage , boolean renderUnresolv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